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4.4492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5.4138in"/>
    </style:style>
    <style:style style:name="co8" style:family="table-column">
      <style:table-column-properties fo:break-before="auto" style:column-width="2.25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2.5835in"/>
    </style:style>
    <style:style style:name="co11" style:family="table-column">
      <style:table-column-properties fo:break-before="auto" style:column-width="1.8543in"/>
    </style:style>
    <style:style style:name="co12" style:family="table-column">
      <style:table-column-properties fo:break-before="auto" style:column-width="1.6827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4362in"/>
    </style:style>
    <style:style style:name="co15" style:family="table-column">
      <style:table-column-properties fo:break-before="auto" style:column-width="2.6374in"/>
    </style:style>
    <style:style style:name="co16" style:family="table-column">
      <style:table-column-properties fo:break-before="auto" style:column-width="2.9909in"/>
    </style:style>
    <style:style style:name="co17" style:family="table-column">
      <style:table-column-properties fo:break-before="auto" style:column-width="2.766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2.8193in"/>
    </style:style>
    <style:style style:name="co20" style:family="table-column">
      <style:table-column-properties fo:break-before="auto" style:column-width="1.7791in"/>
    </style:style>
    <style:style style:name="co21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C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D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E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F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16374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LINK</text:p>
          </table:table-cell>
          <table:table-cell table:style-name="ce8" table:content-validation-name="val1" office:value-type="string" calcext:value-type="string">
            <text:p>TYPE</text:p>
          </table:table-cell>
          <table:table-cell table:style-name="ce8" table:content-validation-name="val2" office:value-type="string" calcext:value-type="string">
            <text:p>SCOPE</text:p>
          </table:table-cell>
          <table:table-cell table:style-name="ce8" table:content-validation-name="val3" office:value-type="string" calcext:value-type="string">
            <text:p>SECTION</text:p>
          </table:table-cell>
          <table:table-cell table:style-name="ce8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4"/>
        </table:table-row>
        <table:table-row table:style-name="ro2">
          <table:table-cell office:value-type="string" calcext:value-type="string">
            <text:p>addArousalTiny</text:p>
          </table:table-cell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Small</text:p>
          </table:table-cell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Medium</text:p>
          </table:table-cell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Large</text:p>
          </table:table-cell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rousalHuge</text:p>
          </table:table-cell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omfort</text:p>
          </table:table-cell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Enjoy</text:p>
          </table:table-cell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Close</text:p>
          </table:table-cell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ArousalOrgasm</text:p>
          </table:table-cell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Tiny</text:p>
          </table:table-cell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Small</text:p>
          </table:table-cell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Medium</text:p>
          </table:table-cell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Large</text:p>
          </table:table-cell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rousalHuge</text:p>
          </table:table-cell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Discomfort</text:p>
          </table:table-cell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omfort</text:p>
          </table:table-cell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Enjoy</text:p>
          </table:table-cell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Close</text:p>
          </table:table-cell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ArousalOrgasm</text:p>
          </table:table-cell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Small</text:p>
          </table:table-cell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Medium</text:p>
          </table:table-cell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AlcoholLarge</text:p>
          </table:table-cell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learAlcohol</text:p>
          </table:table-cell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Small</text:p>
          </table:table-cell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Medium</text:p>
          </table:table-cell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AlcoholLarge</text:p>
          </table:table-cell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Flag</text:p>
          </table:table-cell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Flag</text:p>
          </table:table-cell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moveFlag</text:p>
          </table:table-cell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asFlag</text:p>
          </table:table-cell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nt</text:p>
          </table:table-cell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Int</text:p>
          </table:table-cell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 value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ToInt</text:p>
          </table:table-cell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 amount</text:p>
          </table:table-cell>
          <table:table-cell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tripNaked</text:p>
          </table:table-cell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ixClothing</text:p>
          </table:table-cell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tHairstyle</text:p>
          </table:table-cell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Description</text:p>
          </table:table-cell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Name</text:p>
          </table:table-cell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EyeColour</text:p>
          </table:table-cell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Colour</text:p>
          </table:table-cell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Race</text:p>
          </table:table-cell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SkinColour</text:p>
          </table:table-cell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(Age/Age Range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Id</text:p>
          </table:table-cell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OlderThan</text:p>
          </table:table-cell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(Age/Age Range)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Naked</text:p>
          </table:table-cell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Drunk</text:p>
          </table:table-cell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VeryDrunk</text:p>
          </table:table-cell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MaxDrunk</text:p>
          </table:table-cell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Strength</text:p>
          </table:table-cell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/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style</text:p>
          </table:table-cell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(Hair/Hair Style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Length</text:p>
          </table:table-cell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(Hair/Hair Length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sHair</text:p>
          </table:table-cell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sGrabbableHair</text:p>
          </table:table-cell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getHairCanFallInFace</text:p>
          </table:table-cell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Elegant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OutfitCasual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nxiou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HighStres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ExtremeStres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axStres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Easy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Normal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Har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testWillVeryHard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Figur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reast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Money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Skill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Stuff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PregnancyStage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Orgasms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hasTrait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KnownPregnant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actating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um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getBabies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sOnPill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Risky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af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ingl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Marri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ivingWithPartner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SkillMaxed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nal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LesbianVirgin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likesFigur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dislikesFigure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isAllowedMoreFriends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office:value-type="string" calcext:value-type="string">
            <text:p>add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ddW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Medium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Small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Tiny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uceWEnjoyVLarg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5"/>
        </table:table-row>
        <table:table-row table:style-name="ro2" table:number-rows-repeated="1048413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8"/>
        </table:table-row>
      </table:table>
      <table:table table:name="ENUM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8" office:value-type="string" calcext:value-type="string">
            <text:p>LINK</text:p>
          </table:table-cell>
          <table:table-cell table:style-name="ce8" table:content-validation-name="val5" office:value-type="string" calcext:value-type="string">
            <text:p>SCOPE</text:p>
          </table:table-cell>
          <table:table-cell table:style-name="ce8" table:content-validation-name="val6" office:value-type="string" calcext:value-type="string">
            <text:p>SECTION/ITEM</text:p>
          </table:table-cell>
          <table:table-cell table:style-name="ce8" table:content-validation-name="val7" office:value-type="string" calcext:value-type="string">
            <text:p>SUBSECTION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.</text:p>
          </table:table-cell>
          <table:table-cell table:number-columns-repeated="16378"/>
        </table:table-row>
        <table:table-row table:style-name="ro2" table:number-rows-repeated="1048537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7" table:default-cell-style-name="ce10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8" table:content-validation-name="val8" office:value-type="string" calcext:value-type="string">
            <text:p>SCOPE</text:p>
          </table:table-cell>
          <table:table-cell table:style-name="ce8" table:content-validation-name="val9" office:value-type="string" calcext:value-type="string">
            <text:p>TYP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SE</text:p>
          </table:table-cell>
          <table:table-cell table:style-name="ce8" office:value-type="string" calcext:value-type="string">
            <text:p>SCENE(S)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ce8"/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Colour</text:p>
          </table:table-cell>
          <table:table-cell table:number-columns-repeated="2" table:style-name="Default" office:value-type="string" calcext:value-type="string">
            <text:p>colour</text:p>
          </table:table-cell>
          <table:table-cell table:style-name="Default" office:value-type="string" calcext:value-type="string">
            <text:p>color</text:p>
          </table:table-cell>
          <table:table-cell table:style-name="Default"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/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E1:Lookups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4T19:01:03.786000000</dc:date>
    <meta:editing-duration>P1DT2H2M14S</meta:editing-duration>
    <meta:editing-cycles>47</meta:editing-cycles>
    <meta:generator>LibreOffice/7.6.2.1$Windows_X86_64 LibreOffice_project/56f7684011345957bbf33a7ee678afaf4d2ba333</meta:generator>
    <meta:document-statistic meta:table-count="7" meta:cell-count="1004" meta:object-count="0"/>
  </office:meta>
</office:document-meta>
</file>